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rsid="002ca94a" officeooo:paragraph-rsid="0035bc70"/>
    </style:style>
    <style:style style:name="P16" style:family="paragraph" style:parent-style-name="Table_20_Contents">
      <style:text-properties officeooo:paragraph-rsid="001ee474"/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Standard" style:list-style-name="L1">
      <style:text-properties officeooo:rsid="0027fb88" officeooo:paragraph-rsid="0027fb88"/>
    </style:style>
    <style:style style:name="P21" style:family="paragraph" style:parent-style-name="Standard" style:master-page-name="Standard">
      <style:paragraph-properties fo:text-align="end" style:justify-single-word="false" style:page-number="auto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670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27fb88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37d1a0"/>
    </style:style>
    <style:style style:name="T19" style:family="text">
      <style:text-properties officeooo:rsid="003999d3"/>
    </style:style>
    <style:style style:name="T20" style:family="text">
      <style:text-properties officeooo:rsid="003a670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. zn. <text:span text:style-name="T17">#5722, #4556</text:span></text:p>
      <text:p text:style-name="P17">Dodatek č. <text:span text:style-name="T20">3</text:span></text:p>
      <text:p text:style-name="P4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4">Personální odbor</text:span></text:p>
            <text:p text:style-name="P13">z<text:span text:style-name="T13">a</text:span>st<text:span text:style-name="T13">o</text:span>up<text:span text:style-name="T13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6">Daniela Bílá IČO: 87617625 ročník: 1970 bydliště: Vítězná 83/74, 36009 Karlovy Vary</text:p>
          </table:table-cell>
        </table:table-row>
        <table:table-row table:style-name="Tabulka1.3">
          <table:table-cell table:style-name="Tabulka1.A1" office:value-type="string">
            <text:list xml:id="list8841957111351848660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3552391717276" text:continue-numbering="true" text:style-name="L1">
              <text:list-item>
                <text:p text:style-name="P20">Změna – <text:span text:style-name="T20">ukončení – Termínu provedení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9">Termín provedení</text:span>:</text:p>
          </table:table-cell>
          <table:table-cell table:style-name="Tabulka1.A1" office:value-type="string">
            <text:p text:style-name="P10"/>
            <text:p text:style-name="P9">• <text:span text:style-name="T20">do 31.7.2017</text:span></text:p>
            <text:p text:style-name="P9"/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19">5</text:span>h <text:span text:style-name="T14">týdně </text:span>(slovy: <text:span text:style-name="T19">pě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18">V <text:span text:style-name="T14">Praze</text:span> dne <text:span text:style-name="T15">01.07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18">Daniela Bílá</text:span></text:p>
      <text:p text:style-name="P7"/>
      <text:p text:style-name="P7"/>
      <text:p text:style-name="P6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01:35:51.876414959</dc:date>
    <meta:editing-cycles>114</meta:editing-cycles>
    <meta:editing-duration>P24DT17H24M10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8" meta:word-count="176" meta:character-count="1281" meta:non-whitespace-character-count="1123"/>
    <meta:user-defined meta:name="Informace 1"/>
    <meta:user-defined meta:name="Informace 2"/>
    <meta:user-defined meta:name="Informace 3"/>
    <meta:user-defined meta:name="Informace 4"/>
  </office:meta>
</office:document-meta>
</file>